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master-page-name="Standard">
      <style:paragraph-properties fo:line-height="200%" fo:text-align="center" style:justify-single-word="false" style:page-number="auto"/>
      <style:text-properties fo:color="#000000" fo:font-size="14pt" fo:font-weight="bold" style:font-size-asian="14pt" style:font-weight-asian="bold" style:font-size-complex="14pt" style:font-weight-complex="bold"/>
    </style:style>
    <style:style style:name="P3" style:family="paragraph" style:parent-style-name="Standard">
      <style:paragraph-properties fo:text-align="end" style:justify-single-word="false"/>
      <style:text-properties fo:color="#000000"/>
    </style:style>
    <style:style style:name="P4" style:family="paragraph" style:parent-style-name="Standard">
      <style:paragraph-properties fo:line-height="200%"/>
      <style:text-properties officeooo:paragraph-rsid="0010e6e7"/>
    </style:style>
    <style:style style:name="T1" style:family="text">
      <style:text-properties fo:color="#000000"/>
    </style:style>
    <style:style style:name="T2" style:family="text">
      <style:text-properties fo:color="#000000" fo:font-weight="normal" style:font-weight-asian="normal" style:font-weight-complex="normal"/>
    </style:style>
    <style:style style:name="T3" style:family="text">
      <style:text-properties fo:color="#000000" fo:font-style="italic" style:font-style-asian="italic" style:font-style-complex="italic"/>
    </style:style>
    <style:style style:name="T4" style:family="text">
      <style:text-properties fo:color="#000000" officeooo:rsid="00063f3e"/>
    </style:style>
    <style:style style:name="T5" style:family="text">
      <style:text-properties fo:color="#000000" officeooo:rsid="0006ffba"/>
    </style:style>
    <style:style style:name="T6" style:family="text">
      <style:text-properties fo:color="#000000" officeooo:rsid="0007f4cc"/>
    </style:style>
    <style:style style:name="T7" style:family="text">
      <style:text-properties fo:color="#000000" officeooo:rsid="0008cc60"/>
    </style:style>
    <style:style style:name="T8" style:family="text">
      <style:text-properties fo:color="#000000" officeooo:rsid="000a8b5b"/>
    </style:style>
    <style:style style:name="T9" style:family="text">
      <style:text-properties fo:color="#000000" officeooo:rsid="0010e6e7"/>
    </style:style>
    <style:style style:name="T10" style:family="text">
      <style:text-properties fo:color="#000000" officeooo:rsid="00133397"/>
    </style:style>
    <style:style style:name="T11" style:family="text">
      <style:text-properties fo:color="#000000" officeooo:rsid="0014a0ea"/>
    </style:style>
    <style:style style:name="T12" style:family="text">
      <style:text-properties fo:color="#000000" officeooo:rsid="0014e8da"/>
    </style:style>
    <style:style style:name="T13" style:family="text">
      <style:text-properties fo:color="#000000" officeooo:rsid="0016add9"/>
    </style:style>
    <style:style style:name="T14" style:family="text">
      <style:text-properties fo:color="#000000" officeooo:rsid="0017a861"/>
    </style:style>
    <style:style style:name="T15" style:family="text">
      <style:text-properties fo:color="#000000" officeooo:rsid="001a58f4"/>
    </style:style>
    <style:style style:name="T16" style:family="text">
      <style:text-properties fo:color="#000000" officeooo:rsid="001a8127"/>
    </style:style>
    <style:style style:name="T17" style:family="text">
      <style:text-properties fo:color="#000000" officeooo:rsid="001c448e"/>
    </style:style>
    <style:style style:name="T18" style:family="text">
      <style:text-properties fo:color="#800000"/>
    </style:style>
    <style:style style:name="T19" style:family="text">
      <style:text-properties fo:color="#800000" fo:font-weight="normal" style:font-weight-asian="normal" style:font-weight-complex="normal"/>
    </style:style>
    <style:style style:name="T20" style:family="text">
      <style:text-properties fo:color="#800000" officeooo:rsid="0007f4cc"/>
    </style:style>
    <style:style style:name="T21" style:family="text">
      <style:text-properties fo:color="#800000" officeooo:rsid="0014a0ea"/>
    </style:style>
    <style:style style:name="T22" style:family="text">
      <style:text-properties fo:color="#990000"/>
    </style:style>
    <style:style style:name="T23" style:family="text">
      <style:text-properties officeooo:rsid="001c44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ement of Purpose</text:p>
      <text:p text:style-name="P4"><text:span text:style-name="T9"><text:tab/>Throughout my undergraduate career and </text:span><text:span text:style-name="T17">diverse </text:span><text:span text:style-name="T9">work experience in </text:span><text:span text:style-name="T17">the field of </text:span><text:span text:style-name="T9">computing, I have developed a strong interest in Big Data and intend to pursue this passion further through graduate studies at Simon Fraser University. </text:span><text:span text:style-name="T1">In the last two years of my undergraduate studies, as my passion for computing science continued to grow, it became increasingly evident to me that I wanted to </text:span><text:span text:style-name="T2">continue my education at a higher level</text:span><text:span text:style-name="T1">. I did not take the task of searching and evaluating potential programs of interest lightly, and after a year of </text:span><text:span text:style-name="T9">exploring</text:span><text:span text:style-name="T1"> the space of potential opportunities available for my future, my ambitions converged on a single path – an industry-oriented program pertaining to Big Data. Big Data is not only the most exciting and rewarding field of study that I can foresee for my future, but also a field that will challenge the limits of </text:span><text:span text:style-name="T4">my </text:span><text:span text:style-name="T1">current domain expertise. While bootstrapping my solid foundation in computing science will serve me well, I know that this powerful, fast moving field will </text:span><text:span text:style-name="T9">require</text:span><text:span text:style-name="T1"> me to adapt in new ways, adopt new perspectives, and overcome challenges of unprecedented magnitude. Upon investigating the Big Data program at SFU, I knew I had found the program best suited to expose me to </text:span><text:span text:style-name="T10">the </text:span><text:span text:style-name="T1">leadership and guidance </text:span><text:span text:style-name="T10">necessary</text:span><text:span text:style-name="T1"> in </text:span><text:span text:style-name="T5">learning to </text:span><text:span text:style-name="T1">overcom</text:span><text:span text:style-name="T5">e</text:span><text:span text:style-name="T1"> </text:span><text:span text:style-name="T5">B</text:span><text:span text:style-name="T1">ig </text:span><text:span text:style-name="T5">D</text:span><text:span text:style-name="T1">ata challenges facing our world today.</text:span></text:p>
      <text:p text:style-name="P1"><text:span text:style-name="T1"><text:tab/>One highly appealing attribute of the B</text:span><text:span text:style-name="T2">ig Data program for me, </text:span><text:span text:style-name="T1">is the fact that it is industry-oriented as opposed to research-oriented. I understand that </text:span><text:span text:style-name="T6">t</text:span><text:span text:style-name="T1">he </text:span><text:span text:style-name="T6">d</text:span><text:span text:style-name="T1">ramatic rate at which cutting edge </text:span><text:span text:style-name="T11">B</text:span><text:span text:style-name="T1">ig </text:span><text:span text:style-name="T11">D</text:span><text:span text:style-name="T1">ata research is being conducted is not matched by the rate at which it is being implemented in industry. There is a growing need for specialized big data engineers in all sectors of society.</text:span><text:span text:style-name="T18"> </text:span><text:span text:style-name="T1">Although I am fascinated with the research side of Big Data, it appears to me that</text:span><text:span text:style-name="T6">, </text:span><text:span text:style-name="T7">at this time, </text:span><text:span text:style-name="T1">the role of the practitioner is </text:span><text:span text:style-name="T7">becoming more relevant, rewarding and exciting than that of </text:span><text:span text:style-name="T11">the</text:span><text:span text:style-name="T7"> researcher in the scope of industrial Big Data.</text:span><text:bookmark-start text:name="__DdeLink__33_1548258865"/><text:span text:style-name="T1"> </text:span><text:bookmark-end text:name="__DdeLink__33_1548258865"/><text:span text:style-name="T1">I spend much of my free time investigating groundbreaking </text:span><text:span text:style-name="T12">B</text:span><text:span text:style-name="T1">ig </text:span><text:span text:style-name="T12">D</text:span><text:span text:style-name="T1">ata research, and it is my dream to be a medium through which these new discoveries can be leveraged to solve real world problems. </text:span></text:p>
      <text:p text:style-name="P1"><text:soft-page-break/><text:span text:style-name="T1"><text:tab/>Throughout my undergraduate career, I have been exposed to an incredibly diverse set of technical domains, with software engineering and pure math as particular strengths. I have worked on a multitude of technical projects, both as an individual and as a team member. These have ranged from </text:span><text:span text:style-name="T8">a </text:span><text:span text:style-name="T1">re-implementation of the distributed social network </text:span><text:span text:style-name="T3">Diaspora </text:span><text:span text:style-name="T1">using </text:span><text:span text:style-name="T12">P</text:span><text:span text:style-name="T1">ython with the </text:span><text:span text:style-name="T12">D</text:span><text:span text:style-name="T1">jango web-framework, to a 3d modeling project built to assist a PhD student who was studying how gender has an effect on hand gestures made while story telling. </text:span></text:p>
      <text:p text:style-name="P1"><text:span text:style-name="T1"><text:tab/>The two most fascinating classes that I completed in my undergraduate degree were Machine Learning and Probabilistic Graphical Models. Both classes were research oriented and involved a group project. In </text:span><text:span text:style-name="T8">M</text:span><text:span text:style-name="T1">achine </text:span><text:span text:style-name="T8">L</text:span><text:span text:style-name="T1">earing, my group implemented an instrument recognition classifier to label audio tracks by the instruments they contain</text:span><text:span text:style-name="T12">ed</text:span><text:span text:style-name="T1">. </text:span><text:span text:style-name="T12">I</text:span><text:span text:style-name="T1">n </text:span><text:span text:style-name="T8">Probabilistic Graphical Models,</text:span><text:span text:style-name="T1"> my group implement</text:span><text:span text:style-name="T13">ed</text:span><text:span text:style-name="T1"> a classifier which, given only EEG data, </text:span><text:span text:style-name="T8">w</text:span><text:span text:style-name="T13">as</text:span><text:span text:style-name="T8"> </text:span><text:span text:style-name="T1">able to determine if a subject ha</text:span><text:span text:style-name="T14">d</text:span><text:span text:style-name="T1"> the intention of movement. <text:s/>These classes </text:span><text:span text:style-name="T14">rooted and expanded</text:span><text:span text:style-name="T1"> my </text:span><text:span text:style-name="T14">understanding </text:span><text:span text:style-name="T1">of how powerful </text:span><text:span text:style-name="T14">B</text:span><text:span text:style-name="T1">ig </text:span><text:span text:style-name="T14">D</text:span><text:span text:style-name="T1">ata solutions can be, and the potential impact that they will have on the future of society. </text:span></text:p>
      <text:p text:style-name="P1"><text:span text:style-name="T1"><text:tab/>Since graduating university, I have made a concerted effort to continue my education via various disciplines. I have engaged in activities such as contributing to open source software, reading books, and completing online courses ranging in topics from Deep Learning and Blockchain Technology to Complex Analysis and Financial Modeling. I have also put effort into enhancing my workflow, and optimizing my use of computational tools. For example, </text:span><text:span text:style-name="T8">I have strived</text:span><text:span text:style-name="T1"> to reach a higher proficiency with Linux operating systems and the command line. </text:span><text:span text:style-name="T22">I have also transitioned to using Vim as a programming editor, which to the unfamiliar, is no trivial task. </text:span><text:span text:style-name="T1">After years of practical experience with many varying stacks of technologies, different levels of abstraction, </text:span><text:span text:style-name="T15">and </text:span><text:span text:style-name="T1">tackling fundamentally different problems, the breadth of my experience has allowed me to begin to see a big picture in computing. I expect the gains in my career over the next five years to be nothing short of the last five! </text:span></text:p>
      <text:p text:style-name="P1"><text:span text:style-name="T1"><text:tab/>I want to be able to use the most powerful modern tools to solve problems. It is apparent to me that Big Data solutions are the most powerful tools coming out of the science, technology, and business </text:span><text:soft-page-break/><text:span text:style-name="T1">pipeline, and </text:span><text:span text:style-name="T16">I</text:span><text:span text:style-name="T1"> believe this program is the path for me to understanding these tools and how to apply them. I am certain that due to my personal motivations, passion, and prerequisite skills, I am an ideal candidate for the Professional Masters program in Big Data at Simon Fraser University. Please consider me as a potential student for this most exciting opportunity.</text:span></text:p>
      <text:p text:style-name="P3">Shawn And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CA"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34:00</meta:creation-date>
    <dc:language>en-CA</dc:language>
    <dc:date>2016-12-05T15:28:56.712535147</dc:date>
    <meta:editing-cycles>111</meta:editing-cycles>
    <meta:editing-duration>PT5H5M54S</meta:editing-duration>
    <meta:generator>LibreOffice/5.1.4.2$Linux_X86_64 LibreOffice_project/10m0$Build-2</meta:generator>
    <meta:document-statistic meta:table-count="0" meta:image-count="0" meta:object-count="0" meta:page-count="3" meta:paragraph-count="8" meta:word-count="819" meta:character-count="4978" meta:non-whitespace-character-count="4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